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language="en" fo:country="US" officeooo:paragraph-rsid="000a461c"/>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text-properties fo:language="en" fo:country="US"/>
    </style:style>
    <style:style style:name="P4" style:family="paragraph" style:parent-style-name="Text_20_body">
      <style:text-properties fo:language="en" fo:country="US" officeooo:paragraph-rsid="000a461c"/>
    </style:style>
    <style:style style:name="P5" style:family="paragraph" style:parent-style-name="Text_20_body">
      <style:text-properties fo:language="en" fo:country="US" fo:font-weight="bold" officeooo:paragraph-rsid="000a461c" style:font-weight-asian="bold" style:font-weight-complex="bold"/>
    </style:style>
    <style:style style:name="T1" style:family="text">
      <style:text-properties fo:language="en" fo:country="US"/>
    </style:style>
    <style:style style:name="T2" style:family="text">
      <style:text-properties officeooo:rsid="000a46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tle: Sucker Punch</text:p>
      <text:p text:style-name="P3"/>
      <text:p text:style-name="P3">The movie Sucker Punch is about a young girl named Babydoll. She is sent to a mental hospital by her stepfather after a tragic event. Babydoll did not want to hurt anyone, but she is blamed. This is unfair and very sad for her.</text:p>
      <text:p text:style-name="P3"/>
      <text:p text:style-name="P3">In the hospital, Babydoll imagines a different world. In her mind, she is in a place where she and other girls must fight to be free. Each girl has a role, and together they make a team. They go on missions to collect five important things: a map, fire, a knife, a key, and the last thing is a mystery.</text:p>
      <text:p text:style-name="P3"/>
      <text:p text:style-name="P3">The movie mixes reality and fantasy. In the real world, the girls are in danger. In the fantasy world, they are strong fighters. Babydoll wants to escape, but more than that, she wants to help the others be free. In the end, she sacrifices herself to save her friend Sweet Pea.</text:p>
      <text:p text:style-name="P3"/>
      <text:p text:style-name="P3">The movie has a lot of action, but it also shows deep emotions. It talks about pain, fear, courage, and friendship. The girls support each other and try to survive in a hard situation. Babydoll finds peace in her final decision.</text:p>
      <text:p text:style-name="P3"/>
      <text:p text:style-name="P3">Sucker Punch is not an easy movie, but it is emotional and powerful. It shows how strong people can be, even when everything seems lost.</text:p>
      <text:p text:style-name="P3"/>
      <text:h text:style-name="P1" text:outline-level="3">General Questions</text:h>
      <text:p text:style-name="P4"/>
      <text:p text:style-name="P4">1. Who is the main character in Sucker Punch, and what is her situation at the beginning of the movie?</text:p>
      <text:p text:style-name="P4">The main character is Babydoll. At the beginning, she is sent to a mental hospital because of a family problem, and she is in danger of being lobotomized.</text:p>
      <text:p text:style-name="P4"/>
      <text:p text:style-name="P4">2. What is the main setting of the story, and how does it change throughout the film?</text:p>
      <text:p text:style-name="P4">The story starts in a mental hospital. But in Babydoll <text:span text:style-name="T2">is</text:span> mind, it becomes a nightclub where the girls dance and plan their escape. In the dances, the setting changes again to fantasy worlds full of missions and battles.</text:p>
      <text:p text:style-name="P4"/>
      <text:p text:style-name="P4">3. What is the purpose of the fantasy worlds in the story?</text:p>
      <text:p text:style-name="P4">The fantasy worlds show Babydoll <text:span text:style-name="T2">i</text:span>s way of escaping reality. They help her and the other girls stay strong and fight for their freedom.</text:p>
      <text:p text:style-name="P4"/>
      <text:p text:style-name="P5">Characters</text:p>
      <text:p text:style-name="P4">4. How would you describe Babydoll <text:span text:style-name="T2">is</text:span> personality?</text:p>
      <text:p text:style-name="P4">Babydoll is brave, strong, and hopeful. Even when things are bad, she keeps fighting for a better life.</text:p>
      <text:p text:style-name="P4"><text:soft-page-break/></text:p>
      <text:p text:style-name="P4">5. What role does Sweet Pea play in the story?</text:p>
      <text:p text:style-name="P4">Sweet Pea is like the big sister. She tries to protect the group and, in the end, she is the one who escapes.</text:p>
      <text:p text:style-name="P4"/>
      <text:p text:style-name="P4">6. How are the other girls (Rocket, Amber, Blondie) important to the plot?</text:p>
      <text:p text:style-name="P4">They help Babydoll with the plan. Each one is important in the missions, and they show the power of teamwork and friendship.</text:p>
      <text:p text:style-name="P4"/>
      <text:p text:style-name="P5">Themes and Symbolism</text:p>
      <text:p text:style-name="P4">7. What are some of the major themes of the movie?</text:p>
      <text:p text:style-name="P4">Some big themes are freedom, sacrifice, friendship, and hope.</text:p>
      <text:p text:style-name="P4"/>
      <text:p text:style-name="P4">8. Do you think the movie is more about escape or empowerment? Why?</text:p>
      <text:p text:style-name="P4">I think it is more about empowerment. Babydoll does not only escape physically; she chooses to help someone else and takes control of her destiny.</text:p>
      <text:p text:style-name="P4"/>
      <text:p text:style-name="P4">9. What do the different fantasy missions represent in Babydoll <text:span text:style-name="T2">is</text:span> real life?</text:p>
      <text:p text:style-name="P4">Each mission represents something real they need:</text:p>
      <text:p text:style-name="P4"/>
      <text:p text:style-name="P4">The map means planning the escape.</text:p>
      <text:p text:style-name="P4"/>
      <text:p text:style-name="P4">The fire means making a distraction.</text:p>
      <text:p text:style-name="P4"/>
      <text:p text:style-name="P4">The knife is for defense.</text:p>
      <text:p text:style-name="P4"/>
      <text:p text:style-name="P4">The key is for unlocking the doors.</text:p>
      <text:p text:style-name="P4"/>
      <text:p text:style-name="P4">The fifth thing is Babydoll <text:span text:style-name="T2">is</text:span> own sacrifice.</text:p>
      <text:p text:style-name="P4"/>
      <text:p text:style-name="P5">Reflection</text:p>
      <text:p text:style-name="P4"><text:soft-page-break/>10. Did you find the ending surprising or confusing? Why or why not?</text:p>
      <text:p text:style-name="P4">Yes, it was surprising because Babydoll does not escape. But it makes sense because she finds peace by saving Sweet Pea.</text:p>
      <text:p text:style-name="P4"/>
      <text:p text:style-name="P4">11. If you could change one thing about the story, what would it be?</text:p>
      <text:p text:style-name="P4">I would let Babydoll have a chance to live free too, not only Sweet Pea.</text:p>
      <text:p text:style-name="P4"/>
      <text:p text:style-name="P4">12. What message do you think the director wanted to convey through Sucker Punch?</text:p>
      <text:p text:style-name="P4">The message is that real power is inside us. Even when life is unfair, we can choose to be strong and help oth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5:12:48.359968463</meta:creation-date>
    <dc:date>2025-04-29T15:33:37.402548315</dc:date>
    <meta:editing-duration>PT6M21S</meta:editing-duration>
    <meta:editing-cycles>1</meta:editing-cycles>
    <meta:document-statistic meta:table-count="0" meta:image-count="0" meta:object-count="0" meta:page-count="3" meta:paragraph-count="39" meta:word-count="675" meta:character-count="3654" meta:non-whitespace-character-count="3018"/>
    <meta:generator>LibreOffice/7.3.7.2$Linux_X86_64 LibreOffice_project/30$Build-2</meta:generator>
  </office:meta>
</office:document-meta>
</file>